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1.19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141.99pt"/>
    </style:style>
    <style:style style:name="co7" style:family="table-column">
      <style:table-column-properties fo:break-before="auto" style:column-width="101.34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arting Location </text:p>
          </table:table-cell>
          <table:table-cell office:value-type="string" calcext:value-type="string">
            <text:p>RPE static trans [%]</text:p>
          </table:table-cell>
          <table:table-cell office:value-type="string" calcext:value-type="string">
            <text:p>RPE dynamic trans [%]</text:p>
          </table:table-cell>
          <table:table-cell office:value-type="string" calcext:value-type="string">
            <text:p>Trans Diff [%] </text:p>
          </table:table-cell>
          <table:table-cell office:value-type="string" calcext:value-type="string">
            <text:p>RPE static rot [deg/m]</text:p>
          </table:table-cell>
          <table:table-cell office:value-type="string" calcext:value-type="string">
            <text:p>RPE dynamic rot [deg/m]</text:p>
          </table:table-cell>
          <table:table-cell office:value-type="string" calcext:value-type="string">
            <text:p>Rot Diff [%] </text:p>
          </table:table-cell>
          <table:table-cell office:value-type="string" calcext:value-type="string">
            <text:p>situation descripti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505" calcext:value-type="float">
            <text:p>0.04505</text:p>
          </table:table-cell>
          <table:table-cell office:value-type="float" office:value="0.05002" calcext:value-type="float">
            <text:p>0.05002</text:p>
          </table:table-cell>
          <table:table-cell table:formula="of:=(([.B2]-[.C2])/[.B2])*100" office:value-type="float" office:value="-11.0321864594894" calcext:value-type="float">
            <text:p>-11.0321864594894</text:p>
          </table:table-cell>
          <table:table-cell office:value-type="float" office:value="0.0001604" calcext:value-type="float">
            <text:p>0.0001604</text:p>
          </table:table-cell>
          <table:table-cell office:value-type="float" office:value="0.0002476" calcext:value-type="float">
            <text:p>0.0002476</text:p>
          </table:table-cell>
          <table:table-cell table:formula="of:=(([.E2]-[.F2])/[.E2])*100" office:value-type="float" office:value="-54.3640897755611" calcext:value-type="float">
            <text:p>-54.3640897755611</text:p>
          </table:table-cell>
          <table:table-cell office:value-type="string" calcext:value-type="string">
            <text:p>stuck behind v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099" calcext:value-type="float">
            <text:p>0.04099</text:p>
          </table:table-cell>
          <table:table-cell office:value-type="float" office:value="0.04411" calcext:value-type="float">
            <text:p>0.04411</text:p>
          </table:table-cell>
          <table:table-cell table:formula="of:=(([.B3]-[.C3])/[.B3])*100" office:value-type="float" office:value="-7.6116125884362" calcext:value-type="float">
            <text:p>-7.6116125884362</text:p>
          </table:table-cell>
          <table:table-cell office:value-type="float" office:value="0.0001949" calcext:value-type="float">
            <text:p>0.0001949</text:p>
          </table:table-cell>
          <table:table-cell office:value-type="float" office:value="0.0002004" calcext:value-type="float">
            <text:p>0.0002004</text:p>
          </table:table-cell>
          <table:table-cell table:formula="of:=(([.E3]-[.F3])/[.E3])*100" office:value-type="float" office:value="-2.82195997947665" calcext:value-type="float">
            <text:p>-2.82195997947665</text:p>
          </table:table-cell>
          <table:table-cell office:value-type="string" calcext:value-type="string">
            <text:p>bit of everythin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4658" calcext:value-type="float">
            <text:p>0.04658</text:p>
          </table:table-cell>
          <table:table-cell office:value-type="float" office:value="0.04821" calcext:value-type="float">
            <text:p>0.04821</text:p>
          </table:table-cell>
          <table:table-cell table:formula="of:=(([.B4]-[.C4])/[.B4])*100" office:value-type="float" office:value="-3.49935594675826" calcext:value-type="float">
            <text:p>-3.49935594675826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1645" calcext:value-type="float">
            <text:p>0.0001645</text:p>
          </table:table-cell>
          <table:table-cell table:formula="of:=(([.E4]-[.F4])/[.E4])*100" office:value-type="float" office:value="-10.4026845637584" calcext:value-type="float">
            <text:p>-10.4026845637584</text:p>
          </table:table-cell>
          <table:table-cell office:value-type="string" calcext:value-type="string">
            <text:p>lot of traffic lights + cars at other lan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897" calcext:value-type="float">
            <text:p>0.05897</text:p>
          </table:table-cell>
          <table:table-cell office:value-type="float" office:value="0.06044" calcext:value-type="float">
            <text:p>0.06044</text:p>
          </table:table-cell>
          <table:table-cell table:formula="of:=(([.B5]-[.C5])/[.B5])*100" office:value-type="float" office:value="-2.49279294556555" calcext:value-type="float">
            <text:p>-2.49279294556555</text:p>
          </table:table-cell>
          <table:table-cell office:value-type="float" office:value="0.0003252" calcext:value-type="float">
            <text:p>0.0003252</text:p>
          </table:table-cell>
          <table:table-cell office:value-type="float" office:value="0.0003397" calcext:value-type="float">
            <text:p>0.0003397</text:p>
          </table:table-cell>
          <table:table-cell table:formula="of:=(([.E5]-[.F5])/[.E5])*100" office:value-type="float" office:value="-4.45879458794587" calcext:value-type="float">
            <text:p>-4.45879458794587</text:p>
          </table:table-cell>
          <table:table-cell office:value-type="string" calcext:value-type="string">
            <text:p>stuck behind car+ acceleratio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08981" calcext:value-type="float">
            <text:p>0.08981</text:p>
          </table:table-cell>
          <table:table-cell table:formula="of:=(([.B6]-[.C6])/[.B6])*100" office:value-type="float" office:value="2.69772481040087" calcext:value-type="float">
            <text:p>2.69772481040087</text:p>
          </table:table-cell>
          <table:table-cell office:value-type="float" office:value="0.0003398" calcext:value-type="float">
            <text:p>0.0003398</text:p>
          </table:table-cell>
          <table:table-cell office:value-type="float" office:value="0.0002484" calcext:value-type="float">
            <text:p>0.0002484</text:p>
          </table:table-cell>
          <table:table-cell table:formula="of:=(([.E6]-[.F6])/[.E6])*100" office:value-type="float" office:value="26.8981753972925" calcext:value-type="float">
            <text:p>26.8981753972925</text:p>
          </table:table-cell>
          <table:table-cell office:value-type="string" calcext:value-type="string">
            <text:p>High speed straigh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 style:data-style-name="N2" text:time-value="12:11:53.226046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4:14:05.910584205</meta:creation-date>
    <dc:date>2019-02-13T22:18:32.215772362</dc:date>
    <meta:editing-duration>PT11H8M34S</meta:editing-duration>
    <meta:editing-cycles>5</meta:editing-cycles>
    <meta:generator>LibreOffice/6.0.7.3$Linux_X86_64 LibreOffice_project/00m0$Build-3</meta:generator>
    <meta:document-statistic meta:table-count="1" meta:cell-count="48" meta:object-count="0"/>
  </office:meta>
</office:document-meta>
</file>